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Standard" style:list-style-name="L1">
      <style:text-properties officeooo:paragraph-rsid="0019feef"/>
    </style:style>
    <style:style style:name="P8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9feef" officeooo:paragraph-rsid="0019feef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officeooo:rsid="001b8492" officeooo:paragraph-rsid="001b8492"/>
    </style:style>
    <style:style style:name="P12" style:family="paragraph" style:parent-style-name="Table_20_Contents">
      <style:text-properties officeooo:rsid="0019feef" officeooo:paragraph-rsid="0019feef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8f6c1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9feef" style:font-style-asian="normal" style:font-weight-asian="normal" style:font-style-complex="normal" style:font-weight-complex="normal"/>
    </style:style>
    <style:style style:name="T4" style:family="text">
      <style:text-properties officeooo:rsid="00180735"/>
    </style:style>
    <style:style style:name="T5" style:family="text">
      <style:text-properties officeooo:rsid="0019fee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5">4. Soumettre des requêtes de recherche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12">Soumettre des requêtes de recherche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5">L'acteur d<text:span text:style-name="T4">ésire effectuer des requêtes de recherche.</text:span>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5"><text:span text:style-name="T5">M</text:span>embre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5">L'acteur doit être authentifié <text:span text:style-name="T5">et avoir le crédit nécessaire.</text:span>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12">Le crédit de l'acteur sera diminué.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10">Il est possible pour un membre de soumettre de requêtes de recherche afin de pouvoir repérer les articles recherchés. Chaque requête de recherche à un coût en crédit qui sera débité immédiatement.</text:p>
      <text:p text:style-name="P3"/>
      <text:p text:style-name="P3">Lorsque l'<text:span text:style-name="T5">acteur désire effectuer des requêtes de recherche, il doit tout d'abord être authentifié et avoir un nombre de crédits positif</text:span>. <text:span text:style-name="T5">Si l'acteur n'est pas authentifié, il sera invité à se connecter ou à consulter un catalogue restreint (voir use case 8 – Consulter sous-ensemble de catalogues) ou bien à s'authentifier afin de pouvoir accéder aux catalogues complets disponibles. Si le membre est authentifié, mais qu'il a un nombre de crédit inférieur ou égal à zéro, un message sera affiché pour lui indiquer qu'il doit ajouter des crédits (voir use case 2.6 – Ajouter des crédits) afin de pouvoir continuer à effectuer des requêtes de recherche. Si le membre est authentifié et qu'il a un nombre de crédits positif, il pourra effectuer les requêtes de recherche. Il pourra donc entrer des mots-clés des articles recherchés, et chaque transaction débitera le nombre de crédits de son compte. </text:span></text:p>
      <text:p text:style-name="P3"/>
      <text:p text:style-name="P2">Scénario d'opération</text:p>
      <text:list xml:id="list299845321303012193" text:style-name="L1">
        <text:list-item>
          <text:p text:style-name="P8">L'utilisateur s'authentifie et passe alors au status de « membre ».</text:p>
        </text:list-item>
        <text:list-item>
          <text:p text:style-name="P7"><text:span text:style-name="T2">Le membre </text:span><text:span text:style-name="T3">peut alors effectuer des requêtes de recherche si son nombre de crédits est strictement positif.</text:span></text:p>
        </text:list-item>
        <text:list-item>
          <text:p text:style-name="P11"><text:span text:style-name="T3">C</text:span><text:span text:style-name="T1">haque requête de recherche fait diminuer le nombre de crédits au membre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0T23:20:17.818673662</dc:date>
    <meta:editing-duration>PT51M37S</meta:editing-duration>
    <meta:editing-cycles>9</meta:editing-cycles>
    <meta:generator>LibreOffice/4.4.7.2$Linux_X86_64 LibreOffice_project/40m0$Build-2</meta:generator>
    <meta:document-statistic meta:table-count="1" meta:image-count="0" meta:object-count="0" meta:page-count="1" meta:paragraph-count="22" meta:word-count="269" meta:character-count="1713" meta:non-whitespace-character-count="1466"/>
  </office:meta>
</office:document-meta>
</file>